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c03de" officeooo:paragraph-rsid="000c03de"/>
    </style:style>
    <style:style style:name="P2" style:family="paragraph" style:parent-style-name="Standard">
      <style:text-properties officeooo:rsid="000d803b" officeooo:paragraph-rsid="000d803b"/>
    </style:style>
    <style:style style:name="P3" style:family="paragraph" style:parent-style-name="Standard">
      <style:text-properties officeooo:paragraph-rsid="000d803b"/>
    </style:style>
    <style:style style:name="P4" style:family="paragraph" style:parent-style-name="Standard">
      <style:text-properties officeooo:rsid="0013c0aa" officeooo:paragraph-rsid="0013c0aa"/>
    </style:style>
    <style:style style:name="P5" style:family="paragraph" style:parent-style-name="Standard">
      <style:text-properties officeooo:rsid="00153f8a" officeooo:paragraph-rsid="00153f8a"/>
    </style:style>
    <style:style style:name="P6" style:family="paragraph" style:parent-style-name="Standard">
      <style:text-properties officeooo:rsid="00157f15" officeooo:paragraph-rsid="00157f15"/>
    </style:style>
    <style:style style:name="P7" style:family="paragraph" style:parent-style-name="Standard">
      <style:text-properties officeooo:rsid="0017712c" officeooo:paragraph-rsid="0017712c"/>
    </style:style>
    <style:style style:name="P8" style:family="paragraph" style:parent-style-name="Standard">
      <style:text-properties officeooo:rsid="00194861" officeooo:paragraph-rsid="00194861"/>
    </style:style>
    <style:style style:name="P9" style:family="paragraph" style:parent-style-name="Standard">
      <style:text-properties officeooo:rsid="001a91a8" officeooo:paragraph-rsid="001a91a8"/>
    </style:style>
    <style:style style:name="P10" style:family="paragraph" style:parent-style-name="Standard">
      <style:text-properties fo:font-variant="normal" fo:text-transform="none" fo:color="#0097a7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0d803b" officeooo:paragraph-rsid="000d803b" style:text-blinking="false" fo:background-color="transparent"/>
    </style:style>
    <style:style style:name="P11" style:family="paragraph" style:parent-style-name="Standard">
      <style:text-properties fo:font-variant="normal" fo:text-transform="none" fo:color="#0097a7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0dde43" officeooo:paragraph-rsid="000dde43" style:text-blinking="false" fo:background-color="transparent"/>
    </style:style>
    <style:style style:name="P12" style:family="paragraph" style:parent-style-name="Standard">
      <style:text-properties fo:font-variant="normal" fo:text-transform="none" fo:color="#0097a7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0ed12c" officeooo:paragraph-rsid="000ed12c" style:text-blinking="false" fo:background-color="transparent"/>
    </style:style>
    <style:style style:name="P13" style:family="paragraph" style:parent-style-name="Standard">
      <style:text-properties fo:font-variant="normal" fo:text-transform="none" fo:color="#0097a7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0f4359" officeooo:paragraph-rsid="000f4359" style:text-blinking="false" fo:background-color="transparent"/>
    </style:style>
    <style:style style:name="P14" style:family="paragraph" style:parent-style-name="Standard">
      <style:text-properties fo:font-variant="normal" fo:text-transform="none" fo:color="#0097a7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12cc1" officeooo:paragraph-rsid="00112cc1" style:text-blinking="false" fo:background-color="transparent"/>
    </style:style>
    <style:style style:name="P15" style:family="paragraph" style:parent-style-name="Standard">
      <style:text-properties fo:font-variant="normal" fo:text-transform="none" fo:color="#0097a7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27095" officeooo:paragraph-rsid="00127095" style:text-blinking="false" fo:background-color="transparent"/>
    </style:style>
    <style:style style:name="P16" style:family="paragraph" style:parent-style-name="Standard">
      <style:text-properties fo:font-variant="normal" fo:text-transform="none" fo:color="#0097a7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3c0aa" officeooo:paragraph-rsid="0013c0aa" style:text-blinking="false" fo:background-color="transparent"/>
    </style:style>
    <style:style style:name="P17" style:family="paragraph" style:parent-style-name="Standard">
      <style:text-properties fo:font-variant="normal" fo:text-transform="none" fo:color="#0097a7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53f8a" officeooo:paragraph-rsid="00153f8a" style:text-blinking="false" fo:background-color="transparent"/>
    </style:style>
    <style:style style:name="P18" style:family="paragraph" style:parent-style-name="Standard">
      <style:text-properties fo:font-variant="normal" fo:text-transform="none" fo:color="#0097a7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57f15" officeooo:paragraph-rsid="00157f15" style:text-blinking="false" fo:background-color="transparent"/>
    </style:style>
    <style:style style:name="P19" style:family="paragraph" style:parent-style-name="Standard">
      <style:paragraph-properties fo:line-height="100%"/>
      <style:text-properties fo:font-variant="normal" fo:text-transform="none" fo:color="#0097a7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57f15" officeooo:paragraph-rsid="00157f15" style:text-blinking="false" fo:background-color="transparent"/>
    </style:style>
    <style:style style:name="P20" style:family="paragraph" style:parent-style-name="Standard">
      <style:text-properties fo:font-variant="normal" fo:text-transform="none" fo:color="#0097a7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5f854" officeooo:paragraph-rsid="00157f15" style:text-blinking="false" fo:background-color="transparent"/>
    </style:style>
    <style:style style:name="P21" style:family="paragraph" style:parent-style-name="Standard">
      <style:text-properties fo:font-variant="normal" fo:text-transform="none" fo:color="#0097a7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1f363" officeooo:paragraph-rsid="0021f363" style:text-blinking="false" fo:background-color="transparent"/>
    </style:style>
    <style:style style:name="P22" style:family="paragraph" style:parent-style-name="Standard">
      <style:paragraph-properties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7f15" officeooo:paragraph-rsid="00157f15" style:text-blinking="false" fo:background-color="transparent"/>
    </style:style>
    <style:style style:name="P23" style:family="paragraph" style:parent-style-name="Standard">
      <style:paragraph-properties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3797" officeooo:paragraph-rsid="00203797" style:text-blinking="false" fo:background-color="transparent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f363" officeooo:paragraph-rsid="0021f363" style:text-blinking="false" fo:background-color="transparent"/>
    </style:style>
    <style:style style:name="P25" style:family="paragraph" style:parent-style-name="Standard">
      <style:paragraph-properties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f363" officeooo:paragraph-rsid="0021f363" style:text-blinking="false" fo:background-color="transparent"/>
    </style:style>
    <style:style style:name="P26" style:family="paragraph" style:parent-style-name="Standard">
      <style:paragraph-properties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71c" officeooo:paragraph-rsid="0022c71c" style:text-blinking="false" fo:background-color="transparent"/>
    </style:style>
    <style:style style:name="P27" style:family="paragraph" style:parent-style-name="Standard">
      <style:paragraph-properties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db14" officeooo:paragraph-rsid="0023db14" style:text-blinking="false" fo:background-color="transparent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4631" officeooo:paragraph-rsid="00284631" style:text-blinking="false" fo:background-color="transparent"/>
    </style:style>
    <style:style style:name="P29" style:family="paragraph" style:parent-style-name="Standard">
      <style:paragraph-properties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4631" officeooo:paragraph-rsid="00284631" style:text-blinking="false" fo:background-color="transparent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7a3c" officeooo:paragraph-rsid="00287a3c" style:text-blinking="false" fo:background-color="transparent"/>
    </style:style>
    <style:style style:name="P31" style:family="paragraph" style:parent-style-name="Standard">
      <style:text-properties officeooo:rsid="0021f363" officeooo:paragraph-rsid="0021f363"/>
    </style:style>
    <style:style style:name="P3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4631" officeooo:paragraph-rsid="00284631" style:text-blinking="false" fo:background-color="transparent"/>
    </style:style>
    <style:style style:name="P33" style:family="paragraph" style:parent-style-name="Standard">
      <style:text-properties fo:font-variant="normal" fo:text-transform="none" fo:color="#0097a7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1f363" officeooo:paragraph-rsid="0021f363" style:text-blinking="false" fo:background-color="transparent"/>
    </style:style>
    <style:style style:name="P34" style:family="paragraph" style:parent-style-name="Standard">
      <style:text-properties fo:font-variant="normal" fo:text-transform="none" fo:color="#0097a7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99761" officeooo:paragraph-rsid="00299761" style:text-blinking="false" fo:background-color="transparent"/>
    </style:style>
    <style:style style:name="P35" style:family="paragraph" style:parent-style-name="Standard">
      <style:text-properties fo:font-variant="normal" fo:text-transform="none" fo:color="#0097a7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a0a11" officeooo:paragraph-rsid="002a0a11" style:text-blinking="false" fo:background-color="transparent"/>
    </style:style>
    <style:style style:name="P36" style:family="paragraph" style:parent-style-name="Standard">
      <style:text-properties officeooo:rsid="002afba7" officeooo:paragraph-rsid="002afba7"/>
    </style:style>
    <style:style style:name="T1" style:family="text">
      <style:text-properties officeooo:rsid="000d803b"/>
    </style:style>
    <style:style style:name="T2" style:family="text">
      <style:text-properties fo:font-variant="normal" fo:text-transform="none" fo:color="#0097a7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97a7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0dde43" style:text-blinking="false" fo:background-color="transparent" loext:char-shading-value="0"/>
    </style:style>
    <style:style style:name="T4" style:family="text">
      <style:text-properties fo:font-variant="normal" fo:text-transform="none" fo:color="#0097a7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53f8a" style:text-blinking="false" fo:background-color="transparent" loext:char-shading-value="0"/>
    </style:style>
    <style:style style:name="T5" style:family="text">
      <style:text-properties fo:font-variant="normal" fo:text-transform="none" fo:color="#0097a7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5f854" style:text-blinking="false" fo:background-color="transparent" loext:char-shading-value="0"/>
    </style:style>
    <style:style style:name="T6" style:family="text">
      <style:text-properties officeooo:rsid="001a91a8"/>
    </style:style>
    <style:style style:name="T7" style:family="text">
      <style:text-properties officeooo:rsid="001cdbef"/>
    </style:style>
    <style:style style:name="T8" style:family="text">
      <style:text-properties officeooo:rsid="0021f363"/>
    </style:style>
    <style:style style:name="T9" style:family="text">
      <style:text-properties officeooo:rsid="0022c7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Cell types selected for expression matrix:</text:p>
      <text:p text:style-name="P31"/>
      <text:p text:style-name="P31">Epithelial</text:p>
      <text:p text:style-name="P31">Pericyte</text:p>
      <text:p text:style-name="P31">Endothelial</text:p>
      <text:p text:style-name="P31">Stem Cell</text:p>
      <text:p text:style-name="P31">RG</text:p>
      <text:p text:style-name="P31">NPC</text:p>
      <text:p text:style-name="P31">Neuron</text:p>
      <text:p text:style-name="P31">Astrocyte</text:p>
      <text:p text:style-name="P31">OPC</text:p>
      <text:p text:style-name="P31">Oligo</text:p>
      <text:p text:style-name="P31"/>
      <text:p text:style-name="P31"/>
      <text:p text:style-name="P1"/>
      <text:p text:style-name="P1"/>
      <text:p text:style-name="P1">Steps to creating the reference matrix</text:p>
      <text:p text:style-name="P1"/>
      <text:p text:style-name="P1">1. Ben Barres mRNA from human brain tissues:</text:p>
      <text:p text:style-name="P36">see R script “BenBarres.R”</text:p>
      <text:p text:style-name="P1"/>
      <text:p text:style-name="P1">df2 = select(df, Gene.symbol,Astrocytes,Neuron,Oligodendrocyte.Precursor.Cell,Newly.Formed.Oligodendrocyte,</text:p>
      <text:p text:style-name="P1">Myelinating.Oligodendrocytes,Microglia,Endothelial.Cells) </text:p>
      <text:p text:style-name="P1"/>
      <text:p text:style-name="P1">selected expression of genes:</text:p>
      <text:p text:style-name="P1">expression_list = df2 %&gt;% filter(Gene.symbol == "Aqp4"| Gene.symbol == "Slc1a3"| Gene.symbol == "Hepacam" | Gene.symbol == "Cd44" | Gene.symbol == "Cd24a" | Gene.symbol == "Fut4" | Gene.symbol == "Cxcr4" | Gene.symbol == "Pdgfra" |Gene.symbol == "Itgb2" |</text:p>
      <text:p text:style-name="P1">Gene.symbol == "Tfrc" | Gene.symbol == "Prom1"| Gene.symbol == "Map2k2" | Gene.symbol == "Nes" | Gene.symbol == "Gfap")</text:p>
      <text:p text:style-name="P1"/>
      <text:p text:style-name="P1">Saved the output.</text:p>
      <text:p text:style-name="P1"/>
      <text:p text:style-name="P1">Reordered so that only the surface markers are at the top. <text:s/></text:p>
      <text:p text:style-name="P1">Take the mean of the new and old oligodendrocytes.</text:p>
      <text:p text:style-name="P1">I’ve kept the microglia for now. </text:p>
      <text:p text:style-name="P1"/>
      <text:p text:style-name="P1">Later I’ll read in the data an z-score and scale before making a large dataframe.</text:p>
      <text:p text:style-name="P1"/>
      <text:p text:style-name="P7">Possible proxies for O4</text:p>
      <text:p text:style-name="P7"/>
      <text:p text:style-name="P7">MYT1, NKX2.2, NKX6.2, SOX10, SOX17, ZFP488, ZFP536, OLIG1, OLIG2</text:p>
      <text:p text:style-name="P7">I will try NKX2.2, NKX6.2</text:p>
      <text:p text:style-name="P8">The expression in Lake brain has some NKX2.2 in astrocyte, high in oligos. <text:s/>I will use NKX6-2 it is higher in oligo and opc and very low/none in astros. <text:span text:style-name="T6">For the single cell HCL</text:span></text:p>
      <text:p text:style-name="P8"/>
      <text:p text:style-name="P9">For the Ben Barres data I’m taking the whole list – <text:span text:style-name="T7">after looking at the list the Nkx6-2 expression makes the most sense.</text:span></text:p>
      <text:p text:style-name="P7"><text:soft-page-break/></text:p>
      <text:p text:style-name="P1"/>
      <text:p text:style-name="P2">2. Single cell sequencing.</text:p>
      <text:p text:style-name="P3"><text:span text:style-name="T1">a) </text:span><text:bookmark text:name="docs-internal-guid-fee7021d-7fff-ef67-8992-a60c62e97d40"/><text:a xlink:type="simple" xlink:href="http://bis.zju.edu.cn/HCL/search.html" text:style-name="Internet_20_link" text:visited-style-name="Visited_20_Internet_20_Link">http://bis.zju.edu.cn/HCL/search.html</text:a><text:span text:style-name="T2"> <text:s text:c="2"/></text:span></text:p>
      <text:p text:style-name="P10"/>
      <text:p text:style-name="P2"><text:span text:style-name="T3">1. </text:span><text:span text:style-name="T2">Took lake adult brain.</text:span></text:p>
      <text:p text:style-name="P10">Neurons: average of all neurons types except pukinji and granual cells</text:p>
      <text:p text:style-name="P11">astrocytes: average of two types</text:p>
      <text:p text:style-name="P11"/>
      <text:p text:style-name="P11">b) fetal midbrain lamanno</text:p>
      <text:p text:style-name="P11">Neurons: took average of Sert, DA, GABA</text:p>
      <text:p text:style-name="P11">NPC = neuroblast</text:p>
      <text:p text:style-name="P11">Radial glia : average of three Rg </text:p>
      <text:p text:style-name="P11">Neural crest: plate</text:p>
      <text:p text:style-name="P11">I’ll take Mg to mean microglia</text:p>
      <text:p text:style-name="P11"/>
      <text:p text:style-name="P11">I’m also marker DA separately</text:p>
      <text:p text:style-name="P11"/>
      <text:p text:style-name="P12">c) Brain adult temperal lobe1</text:p>
      <text:p text:style-name="P12"/>
      <text:p text:style-name="P12">microglia – three</text:p>
      <text:p text:style-name="P12">not neurons so I didn’t take this</text:p>
      <text:p text:style-name="P12"/>
      <text:p text:style-name="P12">d) zhang fetal brain</text:p>
      <text:p text:style-name="P12">very few clusters – stem cells, OPC, Neuron, Microglia, GABAergic neuron, astroctyte</text:p>
      <text:p text:style-name="P12">- take average of Neuron and GABAergic neurons</text:p>
      <text:p text:style-name="P12"/>
      <text:p text:style-name="P13">e) fetal brain 3</text:p>
      <text:p text:style-name="P13">12 clusters: <text:s/>2 proliferating cells – these I will average as stem cells</text:p>
      <text:p text:style-name="P14">Radial glia – two kinds average</text:p>
      <text:p text:style-name="P14">There is a neuron cluster and purkinje – Ill just take the neuron NEUROD6high</text:p>
      <text:p text:style-name="P14">One cluster is Erythoid cell – a blood cell type </text:p>
      <text:p text:style-name="P14"/>
      <text:p text:style-name="P15">f) fetal brain 5 – most cells</text:p>
      <text:p text:style-name="P15">12 clusters</text:p>
      <text:p text:style-name="P15">several blood cells and fibreblasts not taking measures</text:p>
      <text:p text:style-name="P15">One neuron cluster</text:p>
      <text:p text:style-name="P15">Ependymal counting as epithealia</text:p>
      <text:p text:style-name="P15">Proliferating cell – counting as stem cells</text:p>
      <text:p text:style-name="P15">Proliferating radial glia </text:p>
      <text:p text:style-name="P15">no astrocytes</text:p>
      <text:p text:style-name="P15"/>
      <text:p text:style-name="P15"/>
      <text:p text:style-name="P16">UCSC Cell Browser – human cerebral organoids</text:p>
      <text:p text:style-name="P4"><text:span text:style-name="T2">- </text:span><text:span text:style-name="T4">I need to download the data – remake the clusters and search the gene list.</text:span></text:p>
      <text:p text:style-name="P17">Need the file names to download all the info the link doesn’t work </text:p>
      <text:p text:style-name="P17">trying command line</text:p>
      <text:p text:style-name="P17"/>
      <text:p text:style-name="P5"><text:span text:style-name="T2">sudo wget --no-check-certificate <text:s/></text:span><text:a xlink:type="simple" xlink:href="https://cells.ucsc.edu/organoidreportcard/organoids10X/organoidsmatrix_nonorm.txt.gz" text:style-name="Internet_20_link" text:visited-style-name="Visited_20_Internet_20_Link">https://cells.ucsc.edu/organoidreportcard/organoids10X/organoidsmatrix_nonorm.txt.gz</text:a></text:p>
      <text:p text:style-name="P17"/>
      <text:p text:style-name="P18">I need to take all the files probably</text:p>
      <text:p text:style-name="P6"><text:span text:style-name="T2">- </text:span><text:span text:style-name="T5">file is very large : it estimates 20minutes download.</text:span></text:p>
      <text:p text:style-name="P20"><text:soft-page-break/></text:p>
      <text:p text:style-name="P19"/>
      <text:p text:style-name="P22">There are instructions to read things into R on the website</text:p>
      <text:p text:style-name="P23">Shahab used python <text:span text:style-name="T8">and added the metadata </text:span></text:p>
      <text:p text:style-name="P25">Took the mean expression per cell type for list of markers and put in a csv file.</text:p>
      <text:p text:style-name="P25"/>
      <text:p text:style-name="P25">The cell types are :</text:p>
      <text:p text:style-name="P25">deep layer, astrocytes,panNeuron,low quality, interneuron, glycolyticRG, <text:span text:style-name="T9">glyco neurons, hb astrocytes, unknown, early RG, newborn, upper layer, outlier, pan RG, mature ipc</text:span></text:p>
      <text:p text:style-name="P25"/>
      <text:p text:style-name="P26">unknown, outlier and low quality were removed</text:p>
      <text:p text:style-name="P26">mean of all RG</text:p>
      <text:p text:style-name="P26">mean of both astrocytes</text:p>
      <text:p text:style-name="P26">mean of all neurons (including interneurons) </text:p>
      <text:p text:style-name="P27">Newbord = stem cell</text:p>
      <text:p text:style-name="P26"/>
      <text:p text:style-name="P26"/>
      <text:p text:style-name="P29">Another paper of midbrain organoids – Smits, Magni, ….Schwamborn 2020 Cell Tissue Research</text:p>
      <text:p text:style-name="P29"/>
      <text:p text:style-name="P29">map2 expression: Cycling progenitors, MC mesenchymal cells, RG, Ex/inh neurons mNeu mature neurons.</text:p>
      <text:p text:style-name="P29"/>
      <text:p text:style-name="P29">8 clusters: cp,mc,rg,ex/inh N1, ex/in N2, ex/in N3, mNeur1, mNeu2</text:p>
      <text:p text:style-name="P26"/>
      <text:p text:style-name="P26">-------------------------- </text:p>
      <text:p text:style-name="P28">2D cells – took mean expression per cell type</text:p>
      <text:p text:style-name="P32"/>
      <text:p text:style-name="P28"/>
      <text:p text:style-name="P28">read all into R</text:p>
      <text:p text:style-name="P28"/>
      <text:p text:style-name="P30">I cannot get the z-score to work well. <text:s/>I’m going to do this in python. </text:p>
      <text:p text:style-name="P30"/>
      <text:p text:style-name="P28"/>
      <text:p text:style-name="P24"/>
      <text:p text:style-name="P21"/>
      <text:p text:style-name="P35">I’ve made a script in R</text:p>
      <text:p text:style-name="P35"/>
      <text:p text:style-name="P35"/>
      <text:p text:style-name="P35"/>
      <text:p text:style-name="P35">For inhouse scRNAseq</text:p>
      <text:p text:style-name="P35"/>
      <text:p text:style-name="P35">47 days</text:p>
      <text:p text:style-name="P35">I took the mean for RG in excel</text:p>
      <text:p text:style-name="P35">160 days – I grouped the neurons</text:p>
      <text:p text:style-name="P35">I used the mean of Stem_Neuron and Neural_Plate cells as StemCell – I took the means in excel</text:p>
      <text:p text:style-name="P35"/>
      <text:p text:style-name="P35">For flow data </text:p>
      <text:p text:style-name="P35">I took the means for Astrocytes and NPC</text:p>
      <text:p text:style-name="P35">I used oligo as OPC and Oligo as Oligo</text:p>
      <text:p text:style-name="P35"/>
      <text:p text:style-name="P34"/>
      <text:p text:style-name="P21"/>
      <text:p text:style-name="P17"/>
      <text:p text:style-name="P15"><text:soft-page-break/></text:p>
      <text:p text:style-name="P15"/>
      <text:p text:style-name="P10"/>
      <text:p text:style-name="P11"/>
      <text:p text:style-name="P10"/>
      <text:p text:style-name="Text_20_body"><text:lin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halena Thomas</meta:initial-creator>
    <meta:creation-date>2020-10-16T15:32:18.733702232</meta:creation-date>
    <dc:date>2021-05-17T10:12:11.571946448</dc:date>
    <dc:creator>Rhalena Thomas</dc:creator>
    <meta:editing-duration>P6DT13H37M20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4" meta:paragraph-count="94" meta:word-count="664" meta:character-count="4170" meta:non-whitespace-character-count="3564"/>
  </office:meta>
</office:document-meta>
</file>